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-complex="chouk-ptts-0.2"/>
    </style:style>
    <style:style style:name="P2" style:family="paragraph" style:parent-style-name="Standard">
      <style:text-properties fo:font-size="12pt" style:font-size-asian="12pt" style:font-name-complex="chouk-ptts-0.2" style:font-size-complex="12pt"/>
    </style:style>
    <style:style style:name="T1" style:family="text">
      <style:text-properties style:font-name-complex="ouchan1-ptts-0.2"/>
    </style:style>
    <style:style style:name="T2" style:family="text">
      <style:text-properties fo:font-size="36pt" style:font-size-asian="36pt" style:font-name-complex="ouchan1-ptts-0.21" style:font-size-complex="36pt"/>
    </style:style>
    <style:style style:name="T3" style:family="text">
      <style:text-properties fo:font-size="36pt" style:font-size-asian="36pt" style:font-name-complex="ouchan1-ptts-0.2" style:font-size-complex="36pt"/>
    </style:style>
    <style:style style:name="T4" style:family="text">
      <style:text-properties fo:font-size="36pt" style:font-size-asian="36pt" style:font-name-complex="ouchan2-ptts-0.2" style:font-size-complex="36pt"/>
    </style:style>
    <style:style style:name="T5" style:family="text">
      <style:text-properties fo:font-size="36pt" style:font-size-asian="36pt" style:font-name-complex="chouk-ptts-0.2" style:font-size-complex="36pt"/>
    </style:style>
    <style:style style:name="T6" style:family="text">
      <style:text-properties fo:font-size="36pt" style:font-size-asian="36pt" style:font-name-complex="dutsa1-ptts-0.2" style:font-size-complex="36pt"/>
    </style:style>
    <style:style style:name="T7" style:family="text">
      <style:text-properties style:font-name="ouchan2-ptts-0.2" fo:font-size="36pt" style:font-size-asian="36pt" style:font-name-complex="ouchan2-ptts-0.21" style:font-size-complex="36pt"/>
    </style:style>
    <style:style style:name="T8" style:family="text">
      <style:text-properties style:font-name="ouchan3-ptts-0.2" fo:font-size="36pt" style:font-size-asian="36pt" style:font-name-complex="ouchan3-ptts-0.2" style:font-size-complex="36pt"/>
    </style:style>
    <style:style style:name="T9" style:family="text">
      <style:text-properties style:font-name="ouchan3-ptts-0.2" fo:font-size="36pt" style:font-size-asian="36pt" style:font-name-complex="ouchan3-ptts-0.21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w characters' locations:</text:h>
      <text:p text:style-name="P2">Small tseg [<text:span text:style-name="T1">࿝</text:span>]: U+0FDD</text:p>
      <text:p text:style-name="P2">Big tseg [<text:span text:style-name="T1">࿭</text:span>]: U+0FED</text:p>
      <text:p text:style-name="P2">Cut shad [<text:span text:style-name="T1">࿽</text:span>]: U+0FFD</text:p>
      <text:p text:style-name="P1"/>
      <text:h text:style-name="Heading_20_1" text:outline-level="1">Version:</text:h>
      <text:p text:style-name="P1">0.2</text:p>
      <text:p text:style-name="P1"/>
      <text:h text:style-name="Heading_20_1" text:outline-level="1">Examples:</text:h>
      <text:p text:style-name="P1"/>
      <text:p text:style-name="P1">ptts-0.2-TibMachUni-1.901b: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uchan1-ptts-0.2" svg:font-family="ouchan1-ptts-0.2"/>
    <style:font-face style:name="ouchan2-ptts-0.21" svg:font-family="ouchan2-ptts-0.2"/>
    <style:font-face style:name="ouchan3-ptts-0.21" svg:font-family="ouchan3-ptts-0.2"/>
    <style:font-face style:name="chouk-ptts-0.2" svg:font-family="chouk-ptts-0.2" style:font-pitch="variable"/>
    <style:font-face style:name="dutsa1-ptts-0.2" svg:font-family="dutsa1-ptts-0.2" style:font-pitch="variable"/>
    <style:font-face style:name="ouchan1-ptts-0.21" svg:font-family="ouchan1-ptts-0.2" style:font-pitch="variable"/>
    <style:font-face style:name="ouchan2-ptts-0.2" svg:font-family="ouchan2-ptts-0.2" style:font-pitch="variable"/>
    <style:font-face style:name="ouchan3-ptts-0.2" svg:font-family="ouchan3-ptts-0.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2-06-15T16:59:14</dc:date>
    <dc:creator>Kyle </dc:creator>
    <meta:editing-duration>PT33M12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1" meta:paragraph-count="8" meta:word-count="25" meta:character-count="136" meta:non-whitespace-character-count="124"/>
  </office:meta>
</office:document-meta>
</file>